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ime-needed-to-buy-tickets/" text:style-name="Internet_20_link" text:visited-style-name="Visited_20_Internet_20_Link"><text:span text:style-name="T1">2073. Time Needed to Buy Tickets</text:span></text:a></text:p>
      <text:p text:style-name="P4">Easy</text:p>
      <text:p text:style-name="P4"/>
      <text:p text:style-name="P5"><text:span text:style-name="T1">There are </text:span><text:span text:style-name="Source_20_Text"><text:span text:style-name="T2">n</text:span></text:span><text:span text:style-name="T1"> people in a line queuing to buy tickets, where the </text:span><text:span text:style-name="Source_20_Text"><text:span text:style-name="T2">0</text:span></text:span><text:span text:style-name="Source_20_Text"><text:span text:style-name="T1">th</text:span></text:span><text:span text:style-name="T1"> person is at the </text:span><text:span text:style-name="Strong_20_Emphasis"><text:span text:style-name="T1">front</text:span></text:span><text:span text:style-name="T1"> of the line and the </text:span><text:span text:style-name="Source_20_Text"><text:span text:style-name="T2">(n - 1)</text:span></text:span><text:span text:style-name="Source_20_Text"><text:span text:style-name="T1">th</text:span></text:span><text:span text:style-name="T1"> person is at the </text:span><text:span text:style-name="Strong_20_Emphasis"><text:span text:style-name="T1">back</text:span></text:span><text:span text:style-name="T1"> of the line.</text:span></text:p>
      <text:p text:style-name="P5"><text:span text:style-name="T1">You are given a </text:span><text:span text:style-name="Strong_20_Emphasis"><text:span text:style-name="T1">0-indexed</text:span></text:span><text:span text:style-name="T1"> integer array </text:span><text:span text:style-name="Source_20_Text"><text:span text:style-name="T2">tickets</text:span></text:span><text:span text:style-name="T1"> of length </text:span><text:span text:style-name="Source_20_Text"><text:span text:style-name="T2">n</text:span></text:span><text:span text:style-name="T1"> where the number of tickets that the </text:span><text:span text:style-name="Source_20_Text"><text:span text:style-name="T2">i</text:span></text:span><text:span text:style-name="Source_20_Text"><text:span text:style-name="T1">th</text:span></text:span><text:span text:style-name="T1"> person would like to buy is </text:span><text:span text:style-name="Source_20_Text"><text:span text:style-name="T2">tickets[i]</text:span></text:span><text:span text:style-name="T1">.</text:span></text:p>
      <text:p text:style-name="P5"><text:span text:style-name="T1">Each person takes </text:span><text:span text:style-name="Strong_20_Emphasis"><text:span text:style-name="T1">exactly 1 second</text:span></text:span><text:span text:style-name="T1"> to buy a ticket. A person can only buy </text:span><text:span text:style-name="Strong_20_Emphasis"><text:span text:style-name="T1">1 ticket at a time</text:span></text:span><text:span text:style-name="T1"> and has to go back to </text:span><text:span text:style-name="Strong_20_Emphasis"><text:span text:style-name="T1">the end</text:span></text:span><text:span text:style-name="T1"> of the line (which happens </text:span><text:span text:style-name="Strong_20_Emphasis"><text:span text:style-name="T1">instantaneously</text:span></text:span><text:span text:style-name="T1">) in order to buy more tickets. If a person does not have any tickets left to buy, the person will </text:span><text:span text:style-name="Strong_20_Emphasis"><text:span text:style-name="T1">leave </text:span></text:span><text:span text:style-name="T1">the line.</text:span></text:p>
      <text:p text:style-name="P5"><text:span text:style-name="T1">Return </text:span><text:span text:style-name="Emphasis"><text:span text:style-name="T1">the </text:span></text:span><text:span text:style-name="Emphasis"><text:span text:style-name="Strong_20_Emphasis"><text:span text:style-name="T1">time taken</text:span></text:span></text:span><text:span text:style-name="Emphasis"><text:span text:style-name="T1"> for the person at position </text:span></text:span><text:span text:style-name="Source_20_Text"><text:span text:style-name="T2">k</text:span></text:span><text:span text:style-name="Emphasis"><text:span text:style-name="T1"> </text:span></text:span><text:span text:style-name="Strong_20_Emphasis"><text:span text:style-name="Emphasis"><text:span text:style-name="T1">(0-indexed)</text:span></text:span></text:span><text:span text:style-name="Strong_20_Emphasis"><text:span text:style-name="T1"> </text:span></text:span><text:span text:style-name="Emphasis"><text:span text:style-name="T1">to finish buying tickets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tickets = [2,3,2], k = 2</text:span></text:p>
      <text:p text:style-name="P3"><text:span text:style-name="Strong_20_Emphasis"><text:span text:style-name="T1">Output:</text:span></text:span><text:span text:style-name="T1"> 6</text:span></text:p>
      <text:p text:style-name="P3"><text:span text:style-name="Strong_20_Emphasis"><text:span text:style-name="T1">Explanation:</text:span></text:span><text:span text:style-name="T1"> </text:span></text:p>
      <text:p text:style-name="P2">- In the first pass, everyone in the line buys a ticket and the line becomes [1, 2, 1].</text:p>
      <text:p text:style-name="P2">- In the second pass, everyone in the line buys a ticket and the line becomes [0, 1, 0].</text:p>
      <text:p text:style-name="P1">The person at position 2 has successfully bought 2 tickets and it took 3 + 3 = 6 seconds.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tickets = [5,1,1,1], k = 0</text:span></text:p>
      <text:p text:style-name="P3"><text:span text:style-name="Strong_20_Emphasis"><text:span text:style-name="T1">Output:</text:span></text:span><text:span text:style-name="T1"> 8</text:span></text:p>
      <text:p text:style-name="P3"><text:span text:style-name="Strong_20_Emphasis"><text:span text:style-name="T1">Explanation:</text:span></text:span></text:p>
      <text:p text:style-name="P2">- In the first pass, everyone in the line buys a ticket and the line becomes [4, 0, 0, 0].</text:p>
      <text:p text:style-name="P2">- In the next 4 passes, only the person in position 0 is buying tickets.</text:p>
      <text:p text:style-name="P1">The person at position 0 has successfully bought 5 tickets and it took 4 + 1 + 1 + 1 + 1 = 8 seconds.</text:p>
      <text:p text:style-name="P6"> </text:p>
      <text:p text:style-name="P5"><text:span text:style-name="Strong_20_Emphasis"><text:span text:style-name="T1">Constraints:</text:span></text:span></text:p>
      <text:list xml:id="list7811916" text:style-name="L1">
        <text:list-item>
          <text:p text:style-name="P7"><text:span text:style-name="Source_20_Text"><text:span text:style-name="T2">n == tickets.length</text:span></text:span></text:p>
        </text:list-item>
        <text:list-item>
          <text:p text:style-name="P7"><text:span text:style-name="Source_20_Text"><text:span text:style-name="T2">1 &lt;= n &lt;= 100</text:span></text:span></text:p>
        </text:list-item>
        <text:list-item>
          <text:p text:style-name="P7"><text:span text:style-name="Source_20_Text"><text:span text:style-name="T2">1 &lt;= tickets[i] &lt;= 100</text:span></text:span></text:p>
        </text:list-item>
        <text:list-item>
          <text:p text:style-name="P8"><text:span text:style-name="Source_20_Text"><text:span text:style-name="T2">0 &lt;= k &lt; n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8T22:19:26.822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7" meta:word-count="304" meta:character-count="1433" meta:non-whitespace-character-count="1155"/>
  </office:meta>
</office:document-meta>
</file>